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681in" fo:margin-left="0in" table:align="left" style:writing-mode="lr-tb"/>
    </style:style>
    <style:style style:name="Table1.A" style:family="table-column">
      <style:table-column-properties style:column-width="5.9347in"/>
    </style:style>
    <style:style style:name="Table1.B" style:family="table-column">
      <style:table-column-properties style:column-width="1.3333in"/>
    </style:style>
    <style:style style:name="Table1.A1" style:family="table-cell">
      <style:table-cell-properties style:vertical-align="top" fo:padding="0.0694in" fo:border="1pt solid #cccccc"/>
    </style:style>
    <style:style style:name="Table1.A2" style:family="table-cell">
      <style:table-cell-properties style:vertical-align="top" fo:padding="0.0299in" fo:border="1pt solid #cccccc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6bb93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8a79c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a025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b41bc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b717b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c5d40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8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06bb9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08a79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0a025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0b41b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0b717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0c5d4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" style:family="text">
      <style:text-properties fo:color="#222222" style:text-line-through-style="none" style:text-line-through-type="none" style:font-name="Arial" fo:font-size="9pt" fo:font-style="normal" style:text-underline-style="none" fo:font-weight="bold" fo:background-color="#ffffff" loext:char-shading-value="0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16" style:family="text">
      <style:text-properties fo:color="#222222" style:text-line-through-style="none" style:text-line-through-type="none" style:font-name="Arial" fo:font-size="9pt" fo:font-style="normal" style:text-underline-style="none" fo:font-weight="normal" fo:background-color="#ffffff" loext:char-shading-value="0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7" style:family="text">
      <style:text-properties fo:color="#222222" style:text-line-through-style="none" style:text-line-through-type="none" style:font-name="Droid Serif" fo:font-size="10pt" fo:font-style="normal" style:text-underline-style="none" fo:font-weight="bold" fo:background-color="#ffffff" loext:char-shading-value="0" style:font-name-asian="Droid Serif" style:font-size-asian="10pt" style:font-style-asian="normal" style:font-weight-asian="bold" style:font-name-complex="Droid Serif" style:font-size-complex="10pt" style:font-style-complex="normal" style:font-weight-complex="bold"/>
    </style:style>
    <style:style style:name="T18" style:family="text">
      <style:text-properties fo:color="#222222" style:text-line-through-style="none" style:text-line-through-type="none" style:font-name="Droid Serif" fo:font-size="10pt" fo:font-style="normal" style:text-underline-style="none" fo:font-weight="normal" fo:background-color="#ffffff" loext:char-shading-value="0" style:font-name-asian="Droid Serif" style:font-size-asian="10pt" style:font-style-asian="normal" style:font-weight-asian="normal" style:font-name-complex="Droid Serif" style:font-size-complex="1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<text:span text:style-name="T1">over</text:span><text:span text:style-name="T8"> </text:span><text:span text:style-name="T14">a</text:span><text:span text:style-name="T8">llegation</text:span></text:p>
          </table:table-cell>
          <table:table-cell table:style-name="Table1.A1" office:value-type="string">
            <text:p text:style-name="P3">অভিযোগে</text:p>
          </table:table-cell>
        </table:table-row>
        <table:table-row>
          <table:table-cell table:style-name="Table1.A1" office:value-type="string">
            <text:p text:style-name="P4"><text:span text:style-name="T1">over</text:span><text:span text:style-name="T8"> phone</text:span></text:p>
          </table:table-cell>
          <table:table-cell table:style-name="Table1.A1" office:value-type="string">
            <text:p text:style-name="P3">ফোনে</text:p>
          </table:table-cell>
        </table:table-row>
        <table:table-row>
          <table:table-cell table:style-name="Table1.A1" office:value-type="string">
            <text:p text:style-name="P5">Place:</text:p>
            <text:p text:style-name="P4"><text:span text:style-name="T1">on</text:span><text:span text:style-name="T8"> the left, </text:span><text:span text:style-name="T1">on</text:span><text:span text:style-name="T8"> the right, </text:span><text:span text:style-name="T1">on</text:span><text:span text:style-name="T8"> TV, </text:span><text:span text:style-name="T1">on </text:span><text:span text:style-name="T8">the other channel, </text:span><text:span text:style-name="T1">on </text:span><text:span text:style-name="T8">his mobile, </text:span><text:span text:style-name="T1">on</text:span><text:span text:style-name="T8"> movies, </text:span><text:span text:style-name="T1">on</text:span><text:span text:style-name="T8"> Internet, </text:span><text:span text:style-name="T1">on </text:span><text:span text:style-name="T8">the other end, </text:span><text:span text:style-name="T1">on</text:span><text:span text:style-name="T8"> the committee, </text:span><text:span text:style-name="T5">on</text:span><text:span text:style-name="T12"> the football team, </text:span><text:span text:style-name="T7">on</text:span><text:span text:style-name="T14"> the list</text:span></text:p>
            <text:p text:style-name="P3"/>
            <text:p text:style-name="P5">Time:</text:p>
            <text:p text:style-name="P4"><text:span text:style-name="T1">on</text:span><text:span text:style-name="T8"> holiday, </text:span><text:span text:style-name="T1">on</text:span><text:span text:style-name="T8"> leave, </text:span><text:span text:style-name="T1">on</text:span><text:span text:style-name="T8"> Sunday evening</text:span></text:p>
            <text:p text:style-name="P3"/>
            <text:p text:style-name="P5">Event:</text:p>
            <text:p text:style-name="P4"><text:span text:style-name="T1">on</text:span><text:span text:style-name="T8"> program, </text:span><text:span text:style-name="T5">on</text:span><text:span text:style-name="T12"> the exam, </text:span><text:span text:style-name="T1">on</text:span><text:span text:style-name="T8"> the real test, </text:span><text:span text:style-name="T1">on</text:span><text:span text:style-name="T8"> seeing, </text:span><text:span text:style-name="T1">upon</text:span><text:span text:style-name="T8"> arrival, </text:span><text:span text:style-name="T1">on </text:span><text:span text:style-name="T8">the same journey, </text:span><text:span text:style-name="T2">on</text:span><text:span text:style-name="T9"> this occasion, </text:span><text:span text:style-name="T6">on</text:span><text:span text:style-name="T13"> your first reading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5">Place:</text:p>
            <text:p text:style-name="P4"><text:span text:style-name="T1">at </text:span><text:span text:style-name="T8">the corner, </text:span><text:span text:style-name="T1">at</text:span><text:span text:style-name="T8"> work, </text:span><text:span text:style-name="T1">at</text:span><text:span text:style-name="T8"> bus stop, </text:span><text:span text:style-name="T1">at</text:span><text:span text:style-name="T8"> the end, </text:span><text:span text:style-name="T1">at</text:span><text:span text:style-name="T8"> the beginning, </text:span><text:span text:style-name="T15">at</text:span><text:span text:style-name="T16"> our 24/7 customer care numbers, </text:span><text:span text:style-name="T15">at</text:span><text:span text:style-name="T16"> </text:span><text:a xlink:type="simple" xlink:href="mailto:zakir@cefalo.com">zakir</text:a><text:a xlink:type="simple" xlink:href="mailto:zakir@cefalo.com">@</text:a><text:a xlink:type="simple" xlink:href="mailto:zakir@cefalo.com">cefalo</text:a><text:a xlink:type="simple" xlink:href="mailto:zakir@cefalo.com">.</text:a><text:a xlink:type="simple" xlink:href="mailto:zakir@cefalo.com">com</text:a><text:span text:style-name="T16">, </text:span><text:span text:style-name="T15">at </text:span><text:span text:style-name="T16">your service, </text:span><text:span text:style-name="T15">at</text:span><text:span text:style-name="T16"> the point, </text:span><text:span text:style-name="T17">at</text:span><text:span text:style-name="T18"> the centre</text:span></text:p>
            <text:p text:style-name="P3"/>
            <text:p text:style-name="P5">Time:</text:p>
            <text:p text:style-name="P4"><text:span text:style-name="T1">at</text:span><text:span text:style-name="T8"> midnight, </text:span><text:span text:style-name="T1">at </text:span><text:span text:style-name="T8">lunchtime, </text:span><text:span text:style-name="T1">at</text:span><text:span text:style-name="T8"> weekends</text:span></text:p>
            <text:p text:style-name="P3"/>
            <text:p text:style-name="P5">Event:</text:p>
            <text:p text:style-name="P4"><text:span text:style-name="T1">at</text:span><text:span text:style-name="T8"> short notice, </text:span><text:span text:style-name="T1">at</text:span><text:span text:style-name="T8"> request, </text:span><text:span text:style-name="T3">at</text:span><text:span text:style-name="T10"> good speed, </text:span><text:span text:style-name="T4">at</text:span><text:span text:style-name="T11"> a regular intervals</text:span></text:p>
            <text:p text:style-name="P6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5">Place: </text:p>
            <text:p text:style-name="P4"><text:span text:style-name="T1">in</text:span><text:span text:style-name="T8"> the same position, </text:span><text:span text:style-name="T1">in</text:span><text:span text:style-name="T8"> the heart</text:span></text:p>
            <text:p text:style-name="P3"/>
            <text:p text:style-name="P5">Time: </text:p>
            <text:p text:style-name="P4"><text:span text:style-name="T1">in</text:span><text:span text:style-name="T8"> the evening, </text:span><text:span text:style-name="T1">in</text:span><text:span text:style-name="T8"> the morning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"><text:span text:style-name="T8">Former chief adviser </text:span><text:span text:style-name="T1">to </text:span><text:span text:style-name="T8">the caretaker government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"><text:span text:style-name="T8">Press secretary </text:span><text:span text:style-name="T1">to </text:span><text:span text:style-name="T8">the chief adviser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"><text:span text:style-name="T8">A journalist </text:span><text:span text:style-name="T1">of </text:span><text:span text:style-name="T8">BBC Bangla Service</text:span></text:p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7</meta:editing-cycles>
    <dc:date>2016-10-27T18:11:32.156096112</dc:date>
    <meta:editing-duration>PT1H7M25S</meta:editing-duration>
    <meta:document-statistic meta:table-count="1" meta:image-count="0" meta:object-count="0" meta:page-count="1" meta:paragraph-count="23" meta:word-count="159" meta:character-count="862" meta:non-whitespace-character-count="724"/>
  </office:meta>
</office:document-meta>
</file>